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4" style:family="paragraph">
      <style:paragraph-properties fo:text-align="left" fo:margin-top="0pt" fo:margin-bottom="0pt" fo:text-indent="0pt"/>
    </style:style>
  </office:automatic-styles>
  <office:body>
    <office:text>
      <text:p text:style-name="p4"><text:span text:style-name="c0">PAGE 37</text:span></text:p>
      <text:p text:style-name="p4"/>
      <text:p text:style-name="p4"><text:span text:style-name="c0">panel 1. Slephner is playing his favorite first person shooter at a pizza Arcade. Ellen in sitting at a table, munching on a slice of pizza. The cheese is melting off the crust. The colors of the room is neon lights.</text:span></text:p>
      <text:p text:style-name="p4"/>
      <text:p text:style-name="p4"><text:span text:style-name="c0">Caption: I coped with the arcades,</text:span></text:p>
      <text:p text:style-name="p4"><text:span text:style-name="c0">Caption: I was King of blades.</text:span></text:p>
      <text:p text:style-name="p4"/>
      <text:p text:style-name="p4"><text:span text:style-name="c0">panel 2. Inside the arcade game itself, Slephner narrows in on target on a giant cockroach. A bullet hole spews green blood while the roach collapses.</text:span></text:p>
      <text:p text:style-name="p4"/>
      <text:p text:style-name="p4"><text:span text:style-name="c0">Caption: Slashing with my stiletto.</text:span></text:p>
      <text:p text:style-name="p4"><text:span text:style-name="c0">Caption: I coped with the arcades,</text:span></text:p>
      <text:p text:style-name="p4"/>
      <text:p text:style-name="p4"><text:span text:style-name="c0">panel 3. Slephner has his arms wrapped around Ellen as they depart for the night, carefully holding his stiletto blade so as not to unintentionally puncture her with it. The blade itself is freshly sharpened, with a fine polish.</text:span></text:p>
      <text:p text:style-name="p4"/>
      <text:p text:style-name="p4"><text:span text:style-name="c0">Caption: With stilettos.</text:span></text:p>
      <text:p text:style-name="p4"><text:span text:style-name="c0">Caption: At night I chill with Ellen,</text:span></text:p>
      <text:p text:style-name="p4"/>
      <text:p text:style-name="p4"><text:span text:style-name="c0">panel 4. Slephner grabs himself a glass of high gravity beer, and then exits the arcade to go and sit on the bench outside while waiting for the bus.</text:span></text:p>
      <text:p text:style-name="p4"/>
      <text:p text:style-name="p4"><text:span text:style-name="c0">Caption: Longing for no pain.</text:span></text:p>
      <text:p text:style-name="p4"><text:span text:style-name="c0">Caption: Nothing for my gain,</text:span></text:p>
      <text:p text:style-name="p4"/>
      <text:p text:style-name="p4"><text:span text:style-name="c0">panel 5. Slephner dreams of gently kissing Ellen’s neck, while the midnight neon sign buzzes in and out. The wall of the arcade is starting to show cracks do to lack of maintenance. Some of the street signs are snapped in half.</text:span></text:p>
      <text:p text:style-name="p4"/>
      <text:p text:style-name="p4"><text:span text:style-name="c0">Caption: At night I chill with Ellen,</text:span></text:p>
      <text:p text:style-name="p4"><text:span text:style-name="c0">Caption: Caressing her.</text:span></text:p>
    </office:text>
  </office:body>
</office:document-content>
</file>